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x_class_id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table:style-name="ce1" office:value-type="string" calcext:value-type="string">
            <text:p>Shared Catalog 1</text:p>
          </table:table-cell>
          <table:table-cell table:style-name="ce1" office:value-type="string" calcext:value-type="string">
            <text:p>Description of Shared Catalog 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email@firebear.com</text:p>
          </table:table-cell>
          <table:table-cell table:style-name="ce1" office:value-type="string" calcext:value-type="string">
            <text:p>24-MB04,24-MB03,MJ01-XS-Orange,MJ01-XS-Red,MJ01-XS-Yellow,MJ01-S-Orange,MJ01-S-Red,MJ01-S-Yellow,MJ01-M-Orange,MJ01-M-Red,MJ01-M-Yellow,MJ01-L-Orange,MJ01-L-Red,MJ01-L-Yellow,MJ01-XL-Orange,MJ01-XL-Red,MJ01-XL-Yellow,MJ01,MJ02-XS-Green,MJ02-XS-Orange,MJ02-XS-Red,MJ02-S-Green,MJ02-S-Orange,MJ02-S-Red,MJ02-M-Green,MJ02-M-Orange,MJ02-M-Red,MJ02-L-Green,MJ02-L-Orange,MJ02-L-Red,MJ02-XL-Green,MJ02-XL-Orange,MJ02-XL-Red,MJ02,MJ04-XS-Black,MJ04-XS-Blue,MJ04-XS-Purple,MJ04-S-Black,MJ04-S-Blue,MJ04-S-Purple,MJ04-M-Black,MJ04-M-Blue,MJ04-M-Purple,MJ04-L-Black,MJ04-L-Blue,MJ04-L-Purple,MJ04-XL-Black,MJ04-XL-Blue,MJ04-XL-Purple,MJ04,MJ07-XS-Black,MJ07-XS-Red,MJ07-XS-Yellow,MJ07-S-Black,MJ07-S-Red,MJ07-S-Yellow,MJ07-M-Black,MJ07-M-Red,MJ07-M-Yellow,MJ07-L-Black,MJ07-L-Red,MJ07-L-Yellow,MJ07-XL-Black,MJ07-XL-Red,MJ07-XL-Yellow,MJ07,MJ08-XS-Blue,MJ08-XS-Gray,MJ08-XS-Green,MJ08-S-Blue,MJ08-S-Gray,MJ08-S-Green,MJ08-M-Blue,MJ08-M-Gray,MJ08-M-Green,MJ08-L-Blue,MJ08-L-Gray,MJ08-L-Green,MJ08-XL-Blue,MJ08-XL-Gray,MJ08-XL-Green,MJ08,MJ09-XS-Blue,MJ09-XS-White,MJ09-XS-Yellow,MJ09-S-Blue,MJ09-S-White,MJ09-S-Yellow,MJ09-M-Blue,MJ09-M-White,MJ09-M-Yellow,MJ09-L-Blue,MJ09-L-White,MJ09-L-Yellow,MJ09-XL-Blue,MJ09-XL-White,MJ09-XL-Yellow,MJ09,MJ10-XS-Black,MJ10-XS-Orange,MJ10-XS-Red,MJ10-S-Black,MJ10-S-Orange,MJ10-S-Red,MJ10-M-Black,MJ10-M-Orange,MJ10-M-Red,MJ10-L-Black,MJ10-L-Orange,MJ10-L-Red,MJ10-XL-Black,MJ10-XL-Orange,MJ10-XL-Red,MJ10,MJ11-XS-Black,MJ11-XS-Green,MJ11-XS-Red,MJ11-S-Black,MJ11-S-Green,MJ11-S-Red,MJ11-M-Black,MJ11-M-Green,MJ11-M-Red,MJ11-L-Black,MJ11-L-Green,MJ11-L-Red,MJ11-XL-Black,MJ11-XL-Green,MJ11-XL-Red,MJ11,MJ06-XS-Blue,MJ06-XS-Green,MJ06-XS-Purple,MJ06-S-Blue,MJ06-S-Green,MJ06-S-Purple,MJ06-M-Blue,MJ06-M-Green,MJ06-M-Purple,MJ06-L-Blue,MJ06-L-Green,MJ06-L-Purple,MJ06-XL-Blue,MJ06-XL-Green,MJ06-XL-Purple,MJ06,MJ03-XS-Black,MJ03-XS-Green,MJ03-XS-Red,MJ03-S-Black,MJ03-S-Green,MJ03-S-Red,MJ03-M-Black,MJ03-M-Green,MJ03-M-Red,MJ03-L-Black,MJ03-L-Green,MJ03-L-Red,MJ03-XL-Black,MJ03-XL-Green,MJ03-XL-Red,MJ03,MJ12-XS-Black,MJ12-XS-Blue,MJ12-XS-Orange,MJ12-S-Black,MJ12-S-Blue,MJ12-S-Orange,MJ12-M-Black,MJ12-M-Blue,MJ12-M-Orange,MJ12-L-Black,MJ12-L-Blue,MJ12-L-Orange,MJ12-XL-Black,MJ12-XL-Blue,MJ12-XL-Orange,MJ12,MT01-XS-Gray,MT01-XS-Orange,MT01-XS-Red,MT01-S-Gray,MT01-S-Orange,MT01-S-Red,MT01-M-Gray,MT01-M-Orange,MT01-M-Red,MT01-L-Gray,MT01-L-Orange,MT01-L-Red,MT01-XL-Gray,MT01-XL-Orange,MT01-XL-Red,MT01,MT02-XS-Gray,MT02-XS-Red,MT02-XS-White,MT02-S-Gray,MT02-S-Red,MT02-S-White,MT02-M-Gray,MT02-M-Red,MT02-M-White,MT02-L-Gray,MT02-L-Red,MT02-L-White,MT02-XL-Gray,MT02-XL-Red,MT02-XL-White,MT02,MT03-XS-Blue,MT03-XS-Red,MT03-XS-Yellow,MT03-S-Blue,MT03-S-Red,MT03-S-Yellow,MT03-M-Blue,MT03-M-Red,MT03-M-Yellow,MT03-L-Blue,MT03-L-Red,MT03-L-Yellow,MT03-XL-Blue,MT03-XL-Red,MT03-XL-Yellow,MT03,MT04-XS-Blue,MT04-S-Blue,MT04-M-Blue,MT04-L-Blue,MT04-XL-Blue,MT04,MT05-XS-Blue,MT05-S-Blue,MT05-M-Blue,MT05-L-Blue,MT05-XL-Blue,MT05,MT06-XS-Black,MT06-S-Black,MT06-M-Black,MT06-L-Black,MT06-XL-Black,MT06,MT07-XS-Gray,MT07-S-Gray,MT07-M-Gray,MT07-L-Gray,MT07-XL-Gray,MT07,MT08-XS-Green,MT08-S-Green,MT08-M-Green,MT08-L-Green,MT08-XL-Green,MT08,MT09-XS-Blue,MT09-S-Blue,MT09-M-Blue,MT09-L-Blue,MT09-XL-Blue,MT09,MT10-XS-Yellow,MT10-S-Yellow,MT10-M-Yellow,MT10-L-Yellow,MT10-XL-Yellow,MT10,MT11-XS-Blue,MT11-S-Blue,MT11-M-Blue,MT11-L-Blue,MT11-XL-Blue,MT11,MT12-XS-Blue,MT12-S-Blue,MT12-M-Blue,MT12-L-Blue,MT12-XL-Blue,MT12,24-MB01,24-MB05,24-MB06,24-MB02,24-UB02,24-WB01,24-WB02,24-WB05,24-WB06,24-WB03,24-WB07,24-WB04,24-UG06,24-UG07,24-UG04,24-UG02,24-UG05,24-UG01,24-WG084,24-WG088,24-UG03,24-WG081-gray,24-WG081-pink,24-WG081-blue,24-WG082-gray,24-WG082-pink,24-WG082-blue,24-WG083-gray,24-WG083-pink,24-WG083-blue,24-WG085,24-WG086,24-WG087,24-MG04,24-MG01,24-MG03,24-MG05,24-MG02,24-WG09,24-WG01,24-WG03,24-WG02,24-WG080,24-WG085_Group,MH01-XS-Black,MH01-XS-Gray,MH01-XS-Orange,MH01-S-Black,MH01-S-Gray,MH01-S-Orange,MH01-M-Black,MH01-M-Gray,MH01-M-Orange,MH01-L-Black,MH01-L-Gray,MH01-L-Orange,MH01-XL-Black,MH01-XL-Gray,MH01-XL-Orange,MH01,MH03-XS-Black,MH03-XS-Blue,MH03-XS-Green,MH03-S-Black,MH03-S-Blue,MH03-S-Green,MH03-M-Black,MH03-M-Blue,MH03-M-Green,MH03-L-Black,MH03-L-Blue,MH03-L-Green,MH03-XL-Black,MH03-XL-Blue,MH03-XL-Green,MH03,MH04-XS-Green,MH04-XS-White,MH04-XS-Yellow,MH04-S-Green,MH04-S-White,MH04-S-Yellow,MH04-M-Green,MH04-M-White,MH04-M-Yellow,MH04-L-Green,MH04-L-White,MH04-L-Yellow,MH04-XL-Green,MH04-XL-White,MH04-XL-Yellow,MH04,MS05-XS-Black,MS05-XS-Blue,MS05-XS-Purple,MS05-S-Black,MS05-S-Blue,MS05-S-Purple,MS05-M-Black,MS05-M-Blue,MS05-M-Purple,MS05-L-Black,MS05-L-Blue,MS05-L-Purple,MS05-XL-Black,MS05-XL-Blue,MS05-XL-Purple,MS05,MP01-32-Black,MP01-32-Gray,MP01-32-Purple,MP01-33-Black,MP01-33-Gray,MP01-33-Purple,MP01-34-Black,MP01-34-Gray,MP01-34-Purple,MP01-36-Black,MP01-36-Gray,MP01-36-Purple,MP01,MP02-32-Blue,MP02-32-Gray,MP02-32-Red,MP02-33-Blue,MP02-33-Gray,MP02-33-Red,MP02-34-Blue,MP02-34-Gray,MP02-34-Red,MP02-36-Blue,MP02-36-Gray,MP02-36-Red,MP02,MP03-32-Blue,MP03-32-Green,MP03-32-Red,MP03-33-Blue,MP03-33-Green,MP03-33-Red,MP03-34-Blue,MP03-34-Green,MP03-34-Red,MP03-36-Blue,MP03-36-Green,MP03-36-Red,MP03,MP04-32-Black,MP04-32-Gray,MP04-32-Green,MP04-33-Black,MP04-33-Gray,MP04-33-Green,MP04-34-Black,MP04-34-Gray,MP04-34-Green,MP04-36-Black,MP04-36-Gray,MP04-36-Green,MP04,MP05-32-Black,MP05-32-Blue,MP05-32-Green,MP05-33-Black,MP05-33-Blue,MP05-33-Green,MP05-34-Black,MP05-34-Blue,MP05-34-Green,MP05-36-Black,MP05-36-Blue,MP05-36-Green,MP05,MP06-32-Gray,MP06-32-Green,MP06-32-Orange,MP06-33-Gray,MP06-33-Green,MP06-33-Orange,MP06-34-Gray,MP06-34-Green,MP06-34-Orange,MP06-36-Gray,MP06-36-Green,MP06-36-Orange,MP06,MP07-32-Black,MP07-32-Blue,MP07-32-Purple,MP07-33-Black,MP07-33-Blue,MP07-33-Purple,MP07-34-Black,MP07-34-Blue,MP07-34-Purple,MP07-36-Black,MP07-36-Blue,MP07-36-Purple,MP07,MP08-32-Blue,MP08-32-Green,MP08-32-Red,MP08-33-Blue,MP08-33-Green,MP08-33-Red,MP08-34-Blue,MP08-34-Green,MP08-34-Red,MP08-36-Blue,MP08-36-Green,MP08-36-Red,MP08,MP09-32-Black,MP09-32-Blue,MP09-32-Red,MP09-33-Black,MP09-33-Blue,MP09-33-Red,MP09-34-Black,MP09-34-Blue,MP09-34-Red,MP09-36-Black,MP09-36-Blue,MP09-36-Red,MP09,MP10-32-Black,MP10-32-Blue,MP10-32-Green,MP10-33-Black,MP10-33-Blue,MP10-33-Green,MP10-34-Black,MP10-34-Blue,MP10-34-Green,MP10-36-Black,MP10-36-Blue,MP10-36-Green,MP10,MP11-32-Blue,MP11-32-Brown,MP11-32-Green,MP11-33-Blue,MP11-33-Brown,MP11-33-Green,MP11-34-Blue,MP11-34-Brown,MP11-34-Green,MP11-36-Blue,MP11-36-Brown,MP11-36-Green,MP11,MP12-32-Black,MP12-32-Blue,MP12-32-Red,MP12-33-Black,MP12-33-Blue,MP12-33-Red,MP12-34-Black,MP12-34-Blue,MP12-34-Red,MP12-36-Black,MP12-36-Blue,MP12-36-Red,MP12,MSH01-32-Black,MSH01-32-Blue,MSH01-32-Red,MSH01-33-Black,MSH01-33-Blue,MSH01-33-Red,MSH01-34-Black,MSH01-34-Blue,MSH01-34-Red,MSH01-36-Black,MSH01-36-Blue,MSH01-36-Red,MSH01,MSH03-32-Black,MSH03-32-Blue,MSH03-32-Green,MSH03-33-Black,MSH03-33-Blue,MSH03-33-Green,MSH03-34-Black,MSH03-34-Blue,MSH03-34-Green,MSH03-36-Black,MSH03-36-Blue,MSH03-36-Green,MSH03,MSH05-32-Black,MSH05-32-Blue,MSH05-32-Gray,MSH05-33-Black,MSH05-33-Blue,MSH05-33-Gray,MSH05-34-Black,MSH05-34-Blue,MSH05-34-Gray,MSH05-36-Black,MSH05-36-Blue,MSH05-36-Gray,MSH05,MSH06-32-Blue,MSH06-32-Gray,MSH06-32-Red,MSH06-33-Blue,MSH06-33-Gray,MSH06-33-Red,MSH06-34-Blue,MSH06-34-Gray,MSH06-34-Red,MSH06-36-Blue,MSH06-36-Gray,MSH06-36-Red,MSH06,MSH07-32-Black,MSH07-32-Blue,MSH07-32-Purple,MSH07-33-Black,MSH07-33-Blue,MSH07-33-Purple,MSH07-34-Black,MSH07-34-Blue,MSH07-34-Purple,MSH07-36-Black,MSH07-36-Blue,MSH07-36-Purple,MSH07,MSH08-32-Black,MSH08-32-Blue,MSH08-32-Green,MSH08-33-Black,MSH08-33-Blue,MSH08-33-Green,MSH08-34-Black,MSH08-34-Blue,MSH08-34-Green,MSH08-36-Black,MSH08-36-Blue,MSH08-36-Green,MSH08,MSH09-32-Black,MSH09-32-Blue,MSH09-32-Green,MSH09-33-Black,MSH09-33-Blue,MSH09-33-Green,MSH09-34-Black,MSH09-34-Blue,MSH09-34-Green,MSH09-36-Black,MSH09-36-Blue,MSH09-36-Green,MSH09,MSH10-32-Blue,MSH10-32-Green,MSH10-32-Purple,MSH10-33-Blue,MSH10-33-Green,MSH10-33-Purple,MSH10-34-Blue,MSH10-34-Green,MSH10-34-Purple,MSH10-36-Blue,MSH10-36-Green,MSH10-36-Purple,MSH10,MSH12-32-Black,MSH12-32-Gray,MSH12-32-Red,MSH12-33-Black,MSH12-33-Gray,MSH12-33-Red,MSH12-34-Black,MSH12-34-Gray,MSH12-34-Red,MSH12-36-Black,MSH12-36-Gray,MSH12-36-Red,MSH12,WH01-XS-Green,WH01-XS-Orange,WH01-XS-Purple,WH01-S-Green,WH01-S-Orange,WH01-S-Purple,WH01-M-Green,WH01-M-Orange,WH01-M-Purple,WH01-L-Green,WH01-L-Orange,WH01-L-Purple,WH01-XL-Green,WH01-XL-Orange,WH01-XL-Purple,WH01,WH02-XS-Blue,WH02-XS-Green,WH02-XS-Orange,WH02-S-Blue,WH02-S-Green,WH02-S-Orange,WH02-M-Blue,WH02-M-Green,WH02-M-Orange,WH02-L-Blue,WH02-L-Green,WH02-L-Orange,WH02-XL-Blue,WH02-XL-Green,WH02-XL-Orange,WH02,WH07-XS-Gray,WH07-XS-Purple,WH07-XS-White,WH07-S-Gray,WH07-S-Purple,WH07-S-White,WH07-M-Gray,WH07-M-Purple,WH07-M-White,WH07-L-Gray,WH07-L-Purple,WH07-L-White,WH07-XL-Gray,WH07-XL-Purple,WH07-XL-White,WH07,WH08-XS-Orange,WH08-XS-Purple,WH08-XS-White,WH08-S-Orange,WH08-S-Purple,WH08-S-White,WH08-M-Orange,WH08-M-Purple,WH08-M-White,WH08-L-Orange,WH08-L-Purple,WH08-L-White,WH08-XL-Orange,WH08-XL-Purple,WH08-XL-White,WH08,WH09-XS-Green,WH09-XS-Purple,WH09-XS-Red,WH09-S-Green,WH09-S-Purple,WH09-S-Red,WH09-M-Green,WH09-M-Purple,WH09-M-Red,WH09-L-Green,WH09-L-Purple,WH09-L-Red,WH09-XL-Green,WH09-XL-Purple,WH09-XL-Red,WH09,WH10-XS-Blue,WH10-XS-Gray,WH10-XS-Yellow,WH10-S-Blue,WH10-S-Gray,WH10-S-Yellow,WH10-M-Blue,WH10-M-Gray,WH10-M-Yellow,WH10-L-Blue,WH10-L-Gray,WH10-L-Yellow,WH10-XL-Blue,WH10-XL-Gray,WH10-XL-Yellow,WH10,WH11-XS-Blue,WH11-XS-Green,WH11-XS-Orange,WH11-S-Blue,WH11-S-Green,WH11-S-Orange,WH11-M-Blue,WH11-M-Green,WH11-M-Orange,WH11-L-Blue,WH11-L-Green,WH11-L-Orange,WH11-XL-Blue,WH11-XL-Green,WH11-XL-Orange,WH11,WH12-XS-Gray,WH12-XS-Green,WH12-XS-Purple,WH12-S-Gray,WH12-S-Green,WH12-S-Purple,WH12-M-Gray,WH12-M-Green,WH12-M-Purple,WH12-L-Gray,WH12-L-Green,WH12-L-Purple,WH12-XL-Gray,WH12-XL-Green,WH12-XL-Purple,WH12,WJ01-S-Blue,WJ01-S-Red,WJ01-S-Yellow,WJ01-M-Blue,WJ01-M-Red,WJ01-M-Yellow,WJ01-L-Blue,WJ01-L-Red,WJ01-L-Yellow,WJ01,WJ02-XS-Black,WJ02-XS-Blue,WJ02-XS-Gray,WJ02-S-Black,WJ02-S-Blue,WJ02-S-Gray,WJ02-M-Black,WJ02-M-Blue,WJ02-M-Gray,WJ02-L-Black,WJ02-L-Blue,WJ02-L-Gray,WJ02-XL-Black,WJ02-XL-Blue,WJ02-XL-Gray,WJ02,WJ04-XS-Orange,WJ04-XS-Red,WJ04-XS-White,WJ04-S-Orange,WJ04-S-Red,WJ04-S-White,WJ04-M-Orange,WJ04-M-Red,WJ04-M-White,WJ04-L-Orange,WJ04-L-Red,WJ04-L-White,WJ04-XL-Orange,WJ04-XL-Red,WJ04-XL-White,WJ04,WJ08-XS-Gray,WJ08-XS-Orange,WJ08-XS-Purple,WJ08-S-Gray,WJ08-S-Orange,WJ08-S-Purple,WJ08-M-Gray,WJ08-M-Orange,WJ08-M-Purple,WJ08-L-Gray,WJ08-L-Orange,WJ08-L-Purple,WJ08-XL-Gray,WJ08-XL-Orange,WJ08-XL-Purple,WJ08,WJ09-XS-Blue,WJ09-XS-Gray,WJ09-XS-Green,WJ09-S-Blue,WJ09-S-Gray,WJ09-S-Green,WJ09-M-Blue,WJ09-M-Gray,WJ09-M-Green,WJ09-L-Blue,WJ09-L-Gray,WJ09-L-Green,WJ09-XL-Blue,WJ09-XL-Gray,WJ09-XL-Green,WJ09,WJ10-XS-Black,WJ10-XS-Orange,WJ10-XS-Yellow,WJ10-S-Black,WJ10-S-Orange,WJ10-S-Yellow,WJ10-M-Black,WJ10-M-Orange,WJ10-M-Yellow,WJ10-L-Black,WJ10-L-Orange,WJ10-L-Yellow,WJ10-XL-Black,WJ10-XL-Orange,WJ10-XL-Yellow,WJ10,WJ11-XS-Black,WJ11-XS-Blue,WJ11-XS-Orange,WJ11-S-Black,WJ11-S-Blue,WJ11-S-Orange,WJ11-M-Black,WJ11-M-Blue,WJ11-M-Orange,WJ11-L-Black,WJ11-L-Blue,WJ11-L-Orange,WJ11-XL-Black,WJ11-XL-Blue,WJ11-XL-Orange,WJ11,WJ06-XS-Blue,WJ06-XS-Green,WJ06-XS-Purple,WJ06-S-Blue,WJ06-S-Green,WJ06-S-Purple,WJ06-M-Blue,WJ06-M-Green,WJ06-M-Purple,WJ06-L-Blue,WJ06-L-Green,WJ06-L-Purple,WJ06-XL-Blue,WJ06-XL-Green,WJ06-XL-Purple,WJ06,WJ12-XS-Black,WJ12-XS-Blue,WJ12-XS-Purple,WJ12-S-Black,WJ12-S-Blue,WJ12-S-Purple,WJ12-M-Black,WJ12-M-Blue,WJ12-M-Purple,WJ12-L-Black,WJ12-L-Blue,WJ12-L-Purple,WJ12-XL-Black,WJ12-XL-Blue,WJ12-XL-Purple,WJ12,WS02-XS-Blue,WS02-XS-Green,WS02-XS-Red,WS02-S-Blue,WS02-S-Green,WS02-S-Red,WS02-M-Blue,WS02-M-Green,WS02-M-Red,WS02-L-Blue,WS02-L-Green,WS02-L-Red,WS02-XL-Blue,WS02-XL-Green,WS02-XL-Red,WS02,WS03-XS-Blue,WS03-XS-Green,WS03-XS-Red,WS03-S-Blue,WS03-S-Green,WS03-S-Red,WS03-M-Blue,WS03-M-Green,WS03-M-Red,WS03-L-Blue,WS03-L-Green,WS03-L-Red,WS03-XL-Blue,WS03-XL-Green,WS03-XL-Red,WS03,WS04-XS-Blue,WS04-XS-Green,WS04-XS-Red,WS04-S-Blue,WS04-S-Green,WS04-S-Red,WS04-M-Blue,WS04-M-Green,WS04-M-Red,WS04-L-Blue,WS04-L-Green,WS04-L-Red,WS04-XL-Blue,WS04-XL-Green,WS04-XL-Red,WS04,WS06-XS-Gray,WS06-XS-Purple,WS06-XS-Red,WS06-S-Gray,WS06-S-Purple,WS06-S-Red,WS06-M-Gray,WS06-M-Purple,WS06-M-Red,WS06-L-Gray,WS06-L-Purple,WS06-L-Red,WS06-XL-Gray,WS06-XL-Purple,WS06-XL-Red,WS06,WS07-XS-Black,WS07-XS-White,WS07-XS-Yellow,WS07-S-Black,WS07-S-White,WS07-S-Yellow,WS07-M-Black,WS07-M-White,WS07-M-Yellow,WS07-L-Black,WS07-L-White,WS07-L-Yellow,WS07-XL-Black,WS07-XL-White,WS07-XL-Yellow,WS07,WS08-XS-Black,WS08-XS-Blue,WS08-XS-Red,WS08-S-Black,WS08-S-Blue,WS08-S-Red,WS08-M-Black,WS08-M-Blue,WS08-M-Red,WS08-L-Black,WS08-L-Blue,WS08-L-Red,WS08-XL-Black,WS08-XL-Blue,WS08-XL-Red,WS08,WS09-XS-Blue,WS09-XS-Red,WS09-XS-White,WS09-S-Blue,WS09-S-Red,WS09-S-White,WS09-M-Blue,WS09-M-Red,WS09-M-White,WS09-L-Blue,WS09-L-Red,WS09-L-White,WS09-XL-Blue,WS09-XL-Red,WS09-XL-White,WS09,WS10-XS-Green,WS10-XS-Red,WS10-XS-Yellow,WS10-S-Green,WS10-S-Red,WS10-S-Yellow,WS10-M-Green,WS10-M-Red,WS10-M-Yellow,WS10-L-Green,WS10-L-Red,WS10-L-Yellow,WS10-XL-Green,WS10-XL-Red,WS10-XL-Yellow,WS10,WS11-XS-Green,WS11-XS-Orange,WS11-XS-Yellow,WS11-S-Green,WS11-S-Orange,WS11-S-Yellow,WS11-M-Green,WS11-M-Orange,WS11-M-Yellow,WS11-L-Green,WS11-L-Orange,WS11-L-Yellow,WS11-XL-Green,WS11-XL-Orange,WS11-XL-Yellow,WS11,WS12-XS-Blue,WS12-XS-Orange,WS12-XS-Purple,WS12-S-Blue,WS12-S-Orange,WS12-S-Purple,WS12-M-Blue,WS12-M-Orange,WS12-M-Purple,WS12-L-Blue,WS12-L-Orange,WS12-L-Purple,WS12-XL-Blue,WS12-XL-Orange,WS12-XL-Purple,WS12,WS01-XS-Black,WS01-XS-Green,WS01-XS-Yellow,WS01-S-Black,WS01-S-Green,WS01-S-Yellow,WS01-M-Black,WS01-M-Green,WS01-M-Yellow,WS01-L-Black,WS01-L-Green,WS01-L-Yellow,WS01-XL-Black,WS01-XL-Green,WS01-XL-Yellow,WS01,WS05-XS-Black,WS05-XS-Orange,WS05-XS-Yellow,WS05-S-Black,WS05-S-Orange,WS05-S-Yellow,WS05-M-Black,WS05-M-Orange,WS05-M-Yellow,WS05-L-Black,WS05-L-Orange,WS05-L-Yellow,WS05-XL-Black,WS05-XL-Orange,WS05-XL-Yellow,WS05,WB01-XS-Black,WB01-XS-Gray,WB01-XS-Purple,WB01-S-Black,WB01-S-Gray,WB01-S-Purple,WB01-M-Black,WB01-M-Gray,WB01-M-Purple,WB01-L-Black,WB01-L-Gray,WB01-L-Purple,WB01-XL-Black,WB01-XL-Gray,WB01-XL-Purple,WB01,WB03-XS-Green,WB03-XS-Red,WB03-XS-Yellow,WB03-S-Green,WB03-S-Red,WB03-S-Yellow,WB03-M-Green,WB03-M-Red,WB03-M-Yellow,WB03-L-Green,WB03-L-Red,WB03-L-Yellow,WB03-XL-Green,WB03-XL-Red,WB03-XL-Yellow,WB03,WT01-XS-Black,WT01-XS-Blue,WT01-XS-Orange,WT01-S-Black,WT01-S-Blue,WT01-S-Orange,WT01-M-Black,WT01-M-Blue,WT01-M-Orange,WT01-L-Black,WT01-L-Blue,WT01-L-Orange,WT01-XL-Black,WT01-XL-Blue,WT01-XL-Orange,WT01,WT03-XS-Orange,WT03-XS-Purple,WT03-XS-Red,WT03-S-Orange,WT03-S-Purple,WT03-S-Red,WT03-M-Orange,WT03-M-Purple,WT03-M-Red,WT03-L-Orange,WT03-L-Purple,WT03-L-Red,WT03-XL-Orange,WT03-XL-Purple,WT03-XL-Red,WT03,WT04-XS-Blue,WT04-XS-Purple,WT04-XS-Red,WT04-S-Blue,WT04-S-Purple,WT04-S-Red,WT04-M-Blue,WT04-M-Purple,WT04-M-Red,WT04-L-Blue,WT04-L-Purple,WT04-L-Red,WT04-XL-Blue,WT04-XL-Purple,WT04-XL-Red,WT04,WT05-XS-Orange,WT05-XS-Purple,WT05-XS-White,WT05-S-Orange,WT05-S-Purple,WT05-S-White,WT05-M-Orange,WT05-M-Purple,WT05-M-White,WT05-L-Orange,WT05-L-Purple,WT05-L-White,WT05-XL-Orange,WT05-XL-Purple,WT05-XL-White,WT05,WT07-XS-Green,WT07-XS-White,WT07-XS-Yellow,WT07-S-Green,WT07-S-White,WT07-S-Yellow,WT07-M-Green,WT07-M-White,WT07-M-Yellow,WT07-L-Green,WT07-L-White,WT07-L-Yellow,WT07-XL-Green,WT07-XL-White,WT07-XL-Yellow,WT07,WT08-XS-Black,WT08-XS-Purple,WT08-XS-Yellow,WT08-S-Black,WT08-S-Purple,WT08-S-Yellow,WT08-M-Black,WT08-M-Purple,WT08-M-Yellow,WT08-L-Black,WT08-L-Purple,WT08-L-Yellow,WT08-XL-Black,WT08-XL-Purple,WT08-XL-Yellow,WT08,WT09-XS-Purple,WT09-XS-White,WT09-XS-Yellow,WT09-S-Purple,WT09-S-White,WT09-S-Yellow,WT09-M-Purple,WT09-M-White,WT09-M-Yellow,WT09-L-Purple,WT09-L-White,WT09-L-Yellow,WT09-XL-Purple,WT09-XL-White,WT09-XL-Yellow,WT09,WP01-28-Black,WP01-28-Gray,WP01-28-White,WP01-29-Black,WP01-29-Gray,WP01-29-White,WP01,WP02-28-Blue,WP02-28-Purple,WP02-28-Red,WP02-29-Blue,WP02-29-Purple,WP02-29-Red,WP02,WP03-28-Black,WP03-28-Blue,WP03-28-Purple,WP03-29-Black,WP03-29-Blue,WP03-29-Purple,WP03,WP04-28-Black,WP04-28-Blue,WP04-28-White,WP04-29-Black,WP04-29-Blue,WP04-29-White,WP04,WP05-28-Blue,WP05-28-Gray,WP05-28-Red,WP05-29-Blue,WP05-29-Gray,WP05-29-Red,WP05,WP06-28-Black,WP06-28-Blue,WP06-28-Orange,WP06-29-Black,WP06-29-Blue,WP06-29-Orange,WP06,WP07-28-Black,WP07-28-Blue,WP07-28-Orange,WP07-29-Black,WP07-29-Blue,WP07-29-Orange,WP07,WP08-28-Black,WP08-28-Green,WP08-28-Red,WP08-29-Black,WP08-29-Green,WP08-29-Red,WP08,WP09-28-Black,WP09-28-Blue,WP09-28-Purple,WP09-29-Black,WP09-29-Blue,WP09-29-Purple,WP09,WP10-28-Black,WP10-28-Gray,WP10-28-White,WP10-29-Black,WP10-29-Gray,WP10-29-White,WP10,WP11-28-Blue,WP11-28-Green,WP11-28-Red,WP11-29-Blue,WP11-29-Green,WP11-29-Red,WP11,WP12-28-Blue,WP12-28-Gray,WP12-28-Green,WP12-29-Blue,WP12-29-Gray,WP12-29-Green,WP12,WP13-28-Blue,WP13-28-Green,WP13-28-Orange,WP13-29-Blue,WP13-29-Green,WP13-29-Orange,WP13,WSH01-28-Black,WSH01-28-Green,WSH01-28-Red,WSH01-29-Black,WSH01-29-Green,WSH01-29-Red,WSH01-30-Black,WSH01-30-Green,WSH01-30-Red,WSH01-31-Black,WSH01-31-Green,WSH01-31-Red,WSH01-32-Black,WSH01-32-Green,WSH01-32-Red,WSH01,WSH02-28-Gray,WSH02-28-Orange,WSH02-28-Yellow,WSH02-29-Gray,WSH02-29-Orange,WSH02-29-Yellow,WSH02-30-Gray,WSH02-30-Orange,WSH02-30-Yellow,WSH02-31-Gray,WSH02-31-Orange,WSH02-31-Yellow,WSH02-32-Gray,WSH02-32-Orange,WSH02-32-Yellow,WSH02,WSH03-28-Blue,WSH03-28-Gray,WSH03-28-Orange,WSH03-29-Blue,WSH03-29-Gray,WSH03-29-Orange,WSH03-30-Blue,WSH03-30-Gray,WSH03-30-Orange,WSH03-31-Blue,WSH03-31-Gray,WSH03-31-Orange,WSH03-32-Blue,WSH03-32-Gray,WSH03-32-Orange,WSH03,WSH05-28-Blue,WSH05-28-Purple,WSH05-28-Yellow,WSH05-29-Blue,WSH05-29-Purple,WSH05-29-Yellow,WSH05-30-Blue,WSH05-30-Purple,WSH05-30-Yellow,WSH05-31-Blue,WSH05-31-Purple,WSH05-31-Yellow,WSH05-32-Blue,WSH05-32-Purple,WSH05-32-Yellow,WSH05,WSH07-28-Black,WSH07-28-Blue,WSH07-28-Purple,WSH07-29-Black,WSH07-29-Blue,WSH07-29-Purple,WSH07,WSH08-28-Purple,WSH08-29-Purple,WSH08-30-Purple,WSH08-31-Purple,WSH08-32-Purple,WSH08,WSH10-28-Black,WSH10-28-Orange,WSH10-28-White,WSH10-29-Black,WSH10-29-Orange,WSH10-29-White,WSH10,WSH11-28-Blue,WSH11-28-Orange,WSH11-28-Red,WSH11-29-Blue,WSH11-29-Orange,WSH11-29-Red,WSH11,WSH12-28-Green,WSH12-28-Purple,WSH12-28-Red,WSH12-29-Green,WSH12-29-Purple,WSH12-29-Red,WSH12-30-Green,WSH12-30-Purple,WSH12-30-Red,WSH12-31-Green,WSH12-31-Purple,WSH12-31-Red,WSH12-32-Green,WSH12-32-Purple,WSH12-32-Red,WSH12,TST-Conf-Simp-S-Gray,TST-Conf-Simp-S-Green,TST-Conf-Simp-S-Purple,TST-Conf-Simp-M-Gray,TST-Conf-Simp-M-Green,TST-Conf-Simp-M-Purple,TST-Conf-Simp-L-Gray,TST-Conf-Simp-L-Green,TST-Conf-Simp-L-Purple,TST-Conf,TST-GrpBnd-Simple-1,TST-GrpBnd-Simple-2,TST-GrpBnd-Simple-3,TST-GrpBnd-Grouped,TST-GrpBnd-Bundle-DynamicPrice,TST-GrpBnd-Bundle-FixedPrice</text:p>
          </table:table-cell>
          <table:table-cell table:style-name="ce1" office:value-type="string" calcext:value-type="string">
            <text:p>3,4,7,15,37,2,18,8,5,6,16,17,19,33,36,35,20,32,25,31,24,26,34,27,28,29</text:p>
          </table:table-cell>
        </table:table-row>
        <table:table-row table:style-name="ro1">
          <table:table-cell table:style-name="ce1" office:value-type="string" calcext:value-type="string">
            <text:p>Shared Catalog 2</text:p>
          </table:table-cell>
          <table:table-cell table:style-name="ce1" office:value-type="string" calcext:value-type="string">
            <text:p>Description of Shared Catalog 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billy@microsoft.com,steve@apple.com</text:p>
          </table:table-cell>
          <table:table-cell table:style-name="ce1" office:value-type="string" calcext:value-type="string">
            <text:p>24-MB01,24-MB04,24-MB03,24-MB05,24-MB06,24-MB02,24-UB02,24-WB01,24-WB02,24-WB05,24-WB06,24-WB03,24-WB07,24-WB04,24-MG04,24-MG01,24-MG03,24-MG05,24-MG02,24-WG09,24-WG01,24-WG03,24-WG02,24-UG06,24-UG07,24-UG04,24-UG02,24-UG05,24-UG01,24-WG084,24-WG088,24-UG03,24-WG081-gray,24-WG081-pink,24-WG081-blue,24-WG082-gray,24-WG082-pink,24-WG082-blue,24-WG083-gray,24-WG083-pink,24-WG083-blue,24-WG085,24-WG086,24-WG087,24-WG080,24-WG085_Group,TST-Conf-Simp-S-Gray,TST-Conf-Simp-S-Green,TST-Conf-Simp-S-Purple,TST-Conf-Simp-M-Gray,TST-Conf-Simp-M-Green,TST-Conf-Simp-M-Purple,TST-Conf-Simp-L-Gray,TST-Conf-Simp-L-Green,TST-Conf-Simp-L-Purple,TST-Conf,TST-GrpBnd-Simple-1,TST-GrpBnd-Simple-2,TST-GrpBnd-Simple-3,TST-GrpBnd-Grouped,TST-GrpBnd-Bundle-DynamicPrice,TST-GrpBnd-Bundle-FixedPrice,MP03-32-Blue,MP03-32-Green,MP03-32-Red,MP03-33-Blue,MP03-33-Green,MP03-33-Red,MP03-34-Blue,MP03-34-Green,MP03-34-Red,MP03-36-Blue,MP03-36-Green,MP03-36-Red,MP03,MP05-32-Black,MP05-32-Blue,MP05-32-Green,MP05-33-Black,MP05-33-Blue,MP05-33-Green,MP05-34-Black,MP05-34-Blue,MP05-34-Green,MP05-36-Black,MP05-36-Blue,MP05-36-Green,MP05,MP07-32-Black,MP07-32-Blue,MP07-32-Purple,MP07-33-Black,MP07-33-Blue,MP07-33-Purple,MP07-34-Black,MP07-34-Blue,MP07-34-Purple,MP07-36-Black,MP07-36-Blue,MP07-36-Purple,MP07,MP08-32-Blue,MP08-32-Green,MP08-32-Red,MP08-33-Blue,MP08-33-Green,MP08-33-Red,MP08-34-Blue,MP08-34-Green,MP08-34-Red,MP08-36-Blue,MP08-36-Green,MP08-36-Red,MP08,MP09-32-Black,MP09-32-Blue,MP09-32-Red,MP09-33-Black,MP09-33-Blue,MP09-33-Red,MP09-34-Black,MP09-34-Blue,MP09-34-Red,MP09-36-Black,MP09-36-Blue,MP09-36-Red,MP09,MSH06-32-Blue,MSH06-32-Gray,MSH06-32-Red,MSH06-33-Blue,MSH06-33-Gray,MSH06-33-Red,MSH06-34-Blue,MSH06-34-Gray,MSH06-34-Red,MSH06-36-Blue,MSH06-36-Gray,MSH06-36-Red,MSH06,MSH10-32-Blue,MSH10-32-Green,MSH10-32-Purple,MSH10-33-Blue,MSH10-33-Green,MSH10-33-Purple,MSH10-34-Blue,MSH10-34-Green,MSH10-34-Purple,MSH10-36-Blue,MSH10-36-Green,MSH10-36-Purple,MSH10,WH01-XS-Green,WH01-XS-Orange,WH01-XS-Purple,WH01-S-Green,WH01-S-Orange,WH01-S-Purple,WH01-M-Green,WH01-M-Orange,WH01-M-Purple,WH01-L-Green,WH01-L-Orange,WH01-L-Purple,WH01-XL-Green,WH01-XL-Orange,WH01-XL-Purple,WH01,WH07-XS-Gray,WH07-XS-Purple,WH07-XS-White,WH07-S-Gray,WH07-S-Purple,WH07-S-White,WH07-M-Gray,WH07-M-Purple,WH07-M-White,WH07-L-Gray,WH07-L-Purple,WH07-L-White,WH07-XL-Gray,WH07-XL-Purple,WH07-XL-White,WH07,WH10-XS-Blue,WH10-XS-Gray,WH10-XS-Yellow,WH10-S-Blue,WH10-S-Gray,WH10-S-Yellow,WH10-M-Blue,WH10-M-Gray,WH10-M-Yellow,WH10-L-Blue,WH10-L-Gray,WH10-L-Yellow,WH10-XL-Blue,WH10-XL-Gray,WH10-XL-Yellow,WH10,WJ01-S-Blue,WJ01-S-Red,WJ01-S-Yellow,WJ01-M-Blue,WJ01-M-Red,WJ01-M-Yellow,WJ01-L-Blue,WJ01-L-Red,WJ01-L-Yellow,WJ01,WJ04-XS-Orange,WJ04-XS-Red,WJ04-XS-White,WJ04-S-Orange,WJ04-S-Red,WJ04-S-White,WJ04-M-Orange,WJ04-M-Red,WJ04-M-White,WJ04-L-Orange,WJ04-L-Red,WJ04-L-White,WJ04-XL-Orange,WJ04-XL-Red,WJ04-XL-White,WJ04,WJ10-XS-Black,WJ10-XS-Orange,WJ10-XS-Yellow,WJ10-S-Black,WJ10-S-Orange,WJ10-S-Yellow,WJ10-M-Black,WJ10-M-Orange,WJ10-M-Yellow,WJ10-L-Black,WJ10-L-Orange,WJ10-L-Yellow,WJ10-XL-Black,WJ10-XL-Orange,WJ10-XL-Yellow,WJ10,WJ11-XS-Black,WJ11-XS-Blue,WJ11-XS-Orange,WJ11-S-Black,WJ11-S-Blue,WJ11-S-Orange,WJ11-M-Black,WJ11-M-Blue,WJ11-M-Orange,WJ11-L-Black,WJ11-L-Blue,WJ11-L-Orange,WJ11-XL-Black,WJ11-XL-Blue,WJ11-XL-Orange,WJ11,WS02-XS-Blue,WS02-XS-Green,WS02-XS-Red,WS02-S-Blue,WS02-S-Green,WS02-S-Red,WS02-M-Blue,WS02-M-Green,WS02-M-Red,WS02-L-Blue,WS02-L-Green,WS02-L-Red,WS02-XL-Blue,WS02-XL-Green,WS02-XL-Red,WS02,WS04-XS-Blue,WS04-XS-Green,WS04-XS-Red,WS04-S-Blue,WS04-S-Green,WS04-S-Red,WS04-M-Blue,WS04-M-Green,WS04-M-Red,WS04-L-Blue,WS04-L-Green,WS04-L-Red,WS04-XL-Blue,WS04-XL-Green,WS04-XL-Red,WS04,WS06-XS-Gray,WS06-XS-Purple,WS06-XS-Red,WS06-S-Gray,WS06-S-Purple,WS06-S-Red,WS06-M-Gray,WS06-M-Purple,WS06-M-Red,WS06-L-Gray,WS06-L-Purple,WS06-L-Red,WS06-XL-Gray,WS06-XL-Purple,WS06-XL-Red,WS06,WS07-XS-Black,WS07-XS-White,WS07-XS-Yellow,WS07-S-Black,WS07-S-White,WS07-S-Yellow,WS07-M-Black,WS07-M-White,WS07-M-Yellow,WS07-L-Black,WS07-L-White,WS07-L-Yellow,WS07-XL-Black,WS07-XL-White,WS07-XL-Yellow,WS07,WB03-XS-Green,WB03-XS-Red,WB03-XS-Yellow,WB03-S-Green,WB03-S-Red,WB03-S-Yellow,WB03-M-Green,WB03-M-Red,WB03-M-Yellow,WB03-L-Green,WB03-L-Red,WB03-L-Yellow,WB03-XL-Green,WB03-XL-Red,WB03-XL-Yellow,WB03,WT03-XS-Orange,WT03-XS-Purple,WT03-XS-Red,WT03-S-Orange,WT03-S-Purple,WT03-S-Red,WT03-M-Orange,WT03-M-Purple,WT03-M-Red,WT03-L-Orange,WT03-L-Purple,WT03-L-Red,WT03-XL-Orange,WT03-XL-Purple,WT03-XL-Red,WT03,WP03-28-Black,WP03-28-Blue,WP03-28-Purple,WP03-29-Black,WP03-29-Blue,WP03-29-Purple,WP03,WSH01-28-Black,WSH01-28-Green,WSH01-28-Red,WSH01-29-Black,WSH01-29-Green,WSH01-29-Red,WSH01-30-Black,WSH01-30-Green,WSH01-30-Red,WSH01-31-Black,WSH01-31-Green,WSH01-31-Red,WSH01-32-Black,WSH01-32-Green,WSH01-32-Red,WSH01,WSH03-28-Blue,WSH03-28-Gray,WSH03-28-Orange,WSH03-29-Blue,WSH03-29-Gray,WSH03-29-Orange,WSH03-30-Blue,WSH03-30-Gray,WSH03-30-Orange,WSH03-31-Blue,WSH03-31-Gray,WSH03-31-Orange,WSH03-32-Blue,WSH03-32-Gray,WSH03-32-Orange,WSH03,WSH07-28-Black,WSH07-28-Blue,WSH07-28-Purple,WSH07-29-Black,WSH07-29-Blue,WSH07-29-Purple,WSH07</text:p>
          </table:table-cell>
          <table:table-cell table:style-name="ce1" office:value-type="string" calcext:value-type="string">
            <text:p>3,4,7,8,6,5,25,36,2,19,33,35,20,24,26,34,37,27,28,29</text:p>
          </table:table-cell>
        </table:table-row>
        <table:table-row table:style-name="ro1">
          <table:table-cell table:style-name="ce1" office:value-type="string" calcext:value-type="string">
            <text:p>Shared Catalog 3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24-MB01,24-MB04,24-MB03,24-MB05,24-MB06,24-MB02,24-UB02,24-WB01,24-WB02,24-WB05,24-WB06,24-WB03,24-WB07,24-WB04,24-MG04,24-MG01,24-MG03,24-MG05,24-MG02,24-WG09,24-WG01,24-WG03,24-WG02</text:p>
          </table:table-cell>
          <table:table-cell table:style-name="ce1" office:value-type="string" calcext:value-type="string">
            <text:p>3,4,7,8,6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1-07T12:38:54+00:00</meta:creation-date>
    <dc:date>2019-01-07T12:38:54+00:00</dc:date>
  </office:meta>
</office:document-meta>
</file>